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officeooo:paragraph-rsid="000277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Josiah Snyder</text:p>
      <text:p text:style-name="Standard"/>
      <text:p text:style-name="Standard">## About Me</text:p>
      <text:p text:style-name="Standard"/>
      <text:p text:style-name="Standard">I am currently living in Fort Worth, TX, and am pursuing a Bachelor of Science at the University of North Texas (UNT). I have lived in Texas most of my life, and it has become like home. I want to work on technology that could help improve people's lives. I have been on the president's list at UNT since my very first semester. In my free time, I like to read sci-fi, fantasy, and some non-fiction books. I also work on anything that piques my interest.</text:p>
      <text:p text:style-name="Standard"/>
      <text:p text:style-name="Standard">## Skills</text:p>
      <text:p text:style-name="Standard"/>
      <text:p text:style-name="Standard">&lt;MAYBE SHOW ICONS OR SPICE UP THE LIST SOMEHOW?&gt;</text:p>
      <text:p text:style-name="P2">Linux -</text:p>
      <text:p text:style-name="P2"><text:s/></text:p>
      <text:p text:style-name="Standard">C++ - I have written many projects in C++ and have about a year and a half of experience with the language. One of the projects is the course project mentioned below in the projects section.</text:p>
      <text:p text:style-name="Standard"/>
      <text:p text:style-name="Standard">Python – I have about 5 years of Python experience and have written many projects with it. One of the most recent projects is the IoT Malware Detection project, which is mentioned below in the project section.</text:p>
      <text:p text:style-name="Standard"/>
      <text:p text:style-name="Standard">Java - N/A currently needs one more point</text:p>
      <text:p text:style-name="Standard"/>
      <text:p text:style-name="Standard">Caddy – I have used Caddy to host this website after installing and configuring it for my web server.</text:p>
      <text:p text:style-name="Standard"/>
      <text:p text:style-name="Standard">Git/GitHub – I have used Git and GitHub to manage many of my projects that might require significant time to work on, or that need input from other people. The IoT Malware Detection Survey project below used GitHub to help organize all the code we wrote for the paper so that anyone interested may see what we did.</text:p>
      <text:p text:style-name="Standard"/>
      <text:p text:style-name="Standard">Pytorch – I have used this for one project, which was the IoT Malware Detection Survey, as we had to create ML models for that. I had to create a CNN that would take statistical data from a graph to determine if a program was malware.</text:p>
      <text:p text:style-name="Standard"/>
      <text:p text:style-name="Standard"/>
      <text:p text:style-name="Standard">## Projects</text:p>
      <text:p text:style-name="Standard"/>
      <text:p text:style-name="Standard">_IMAGE_</text:p>
      <text:p text:style-name="Standard">Here I was presenting at UNT’s University Research Day with Aditya Vikram Reddy Vennapusala.</text:p>
      <text:p text:style-name="Standard"/>
      <text:p text:style-name="Standard"/>
      <text:p text:style-name="Standard">### IoT Malware Detection Survey</text:p>
      <text:p text:style-name="Standard">This project was to find out the problems that currently exist while trying to replicate Artificial Intelligence research. For this, we replicated some research papers about IoT malware detection and discovered issues that were in the papers. Some did not have an available data set and, therefore, could not be properly replicated. The research was conducted during the UNT AI Summer Research Program in 2025. We have yet to finish finalizing the paper, but we currently have a poster showing our results. <text:s/><text:soft-page-break/>The poster was also presented at the UNT University Research Day. The current version of the poster can be found here&lt;LINK TO POSTER&gt;.</text:p>
      <text:p text:style-name="Standard"/>
      <text:p text:style-name="Standard">### Course Project</text:p>
      <text:p text:style-name="Standard">This project was designed to help me understand how graphs could be used in a real scenario. The scenario was to design 3 algorithms that an airline or travel site might want. The first algorithm was to find the path with at most a certain number of connecting flights. The second algorithm was to find the path that had the fewest connecting flights between two cities that also included two other cities. The last algorithm was to find a city that had the fewest connecting flights from three other cities. If you would like to learn more about the project, you can visit the GitHub here: &lt;LINK TO GITHUB REPO&g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office:font-face-decls>
  <office:styles>
    <style:default-style style:family="graphic">
      <style:graphic-properties draw:stroke="solid" svg:stroke-width="0.0209in" svg:stroke-color="#042433" svg:stroke-opacity="100%"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meta:creation-date>2025-10-25T15:09:00Z</meta:creation-date>
    <dc:date>2025-12-21T13:11:00.674500845</dc:date>
    <meta:editing-cycles>12</meta:editing-cycles>
    <meta:editing-duration>PT1H41M45S</meta:editing-duration>
    <meta:document-statistic meta:table-count="0" meta:image-count="0" meta:object-count="0" meta:page-count="2" meta:paragraph-count="20" meta:word-count="545" meta:character-count="3048" meta:non-whitespace-character-count="2516"/>
    <meta:user-defined meta:name="GrammarlyDocumentId">1a3bdcd9-a45f-4927-955b-fdf993e5bb85</meta:user-defined>
    <meta:template xlink:type="simple" xlink:actuate="onRequest" xlink:title="" xlink:href="Normal.dotm"/>
  </office:meta>
</office:document-meta>
</file>